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1" svg:font-family="Helvetica, Arial, sans-serif"/>
    <style:font-face style:name="Helvetica" svg:font-family="Helvetica, sans-serif"/>
    <style:font-face style:name="Lato" svg:font-family="Lato, sans-serif"/>
    <style:font-face style:name="Mangal1" svg:font-family="Mangal"/>
    <style:font-face style:name="Menlo" svg:font-family="Menlo, Monaco, Consolas, 'Courier New', monospace"/>
    <style:font-face style:name="Raleway" svg:font-family="Raleway, sans-serif"/>
    <style:font-face style:name="arial" svg:font-family="arial, sans-serif"/>
    <style:font-face style:name="sans-serif" svg:font-family="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font-name="Calibri" fo:font-size="10.5pt" fo:letter-spacing="normal" fo:font-style="normal" fo:font-weight="normal" officeooo:paragraph-rsid="0030e3a0" style:font-size-asian="10.5pt" style:font-size-complex="10.5pt"/>
    </style:style>
    <style:style style:name="P2" style:family="paragraph" style:parent-style-name="Text_20_body">
      <style:text-properties style:font-name="Calibri" fo:font-size="10.5pt" style:font-size-asian="10.5pt" style:font-size-complex="10.5pt"/>
    </style:style>
    <style:style style:name="P3" style:family="paragraph" style:parent-style-name="Text_20_body" style:list-style-name="L1">
      <style:text-properties style:font-name="Calibri" fo:font-size="10.5pt" style:font-size-asian="10.5pt" style:font-size-complex="10.5pt"/>
    </style:style>
    <style:style style:name="P4" style:family="paragraph" style:parent-style-name="Text_20_body">
      <style:text-properties style:font-name="Calibri" fo:font-size="10.5pt" officeooo:paragraph-rsid="0018fafe" style:font-size-asian="10.5pt" style:font-size-complex="10.5pt"/>
    </style:style>
    <style:style style:name="P5" style:family="paragraph" style:parent-style-name="Text_20_body">
      <style:text-properties style:font-name="Calibri" fo:font-size="10.5pt" officeooo:rsid="0031e2ba" officeooo:paragraph-rsid="0031e2ba" style:font-size-asian="10.5pt" style:font-size-complex="10.5pt"/>
    </style:style>
    <style:style style:name="P6" style:family="paragraph" style:parent-style-name="Text_20_body">
      <style:text-properties style:font-name="Calibri" fo:font-size="10.5pt" officeooo:rsid="003ab728" officeooo:paragraph-rsid="003ab728" style:font-size-asian="10.5pt" style:font-size-complex="10.5pt"/>
    </style:style>
    <style:style style:name="P7" style:family="paragraph" style:parent-style-name="Text_20_body">
      <style:text-properties style:font-name="Calibri" fo:font-size="10.5pt" officeooo:paragraph-rsid="003ab728" style:font-size-asian="10.5pt" style:font-size-complex="10.5pt"/>
    </style:style>
    <style:style style:name="P8" style:family="paragraph" style:parent-style-name="Text_20_body">
      <style:text-properties style:font-name="Calibri" fo:font-size="10.5pt" officeooo:rsid="003bf8d2" officeooo:paragraph-rsid="003bf8d2" style:font-size-asian="10.5pt" style:font-size-complex="10.5pt"/>
    </style:style>
    <style:style style:name="P9" style:family="paragraph" style:parent-style-name="Text_20_body">
      <style:text-properties style:font-name="Calibri" fo:font-size="10.5pt" fo:font-weight="bold" style:font-size-asian="10.5pt" style:font-weight-asian="bold" style:font-size-complex="10.5pt" style:font-weight-complex="bold"/>
    </style:style>
    <style:style style:name="P10" style:family="paragraph" style:parent-style-name="Text_20_body">
      <style:text-properties style:font-name="Calibri" fo:font-size="10.5pt" fo:font-weight="bold" officeooo:rsid="001acc03" officeooo:paragraph-rsid="001acc03" style:font-size-asian="10.5pt" style:font-weight-asian="bold" style:font-size-complex="10.5pt" style:font-weight-complex="bold"/>
    </style:style>
    <style:style style:name="P11" style:family="paragraph" style:parent-style-name="Text_20_body">
      <style:text-properties style:font-name="Calibri" fo:font-size="10.5pt" fo:font-weight="bold" officeooo:rsid="001f18a9" officeooo:paragraph-rsid="001f18a9" style:font-size-asian="10.5pt" style:font-weight-asian="bold" style:font-size-complex="10.5pt" style:font-weight-complex="bold"/>
    </style:style>
    <style:style style:name="P12" style:family="paragraph" style:parent-style-name="Text_20_body">
      <style:text-properties style:font-name="Calibri" fo:font-size="10.5pt" fo:font-weight="bold" officeooo:rsid="001da420" officeooo:paragraph-rsid="001da420" style:font-size-asian="10.5pt" style:font-weight-asian="bold" style:font-size-complex="10.5pt" style:font-weight-complex="bold"/>
    </style:style>
    <style:style style:name="P13" style:family="paragraph" style:parent-style-name="Text_20_body">
      <style:text-properties style:font-name="Calibri" fo:font-size="10.5pt" fo:font-weight="bold" officeooo:rsid="0023a3ba" officeooo:paragraph-rsid="0023a3ba" style:font-size-asian="10.5pt" style:font-weight-asian="bold" style:font-size-complex="10.5pt" style:font-weight-complex="bold"/>
    </style:style>
    <style:style style:name="P14" style:family="paragraph" style:parent-style-name="Text_20_body">
      <style:text-properties style:font-name="Calibri" fo:font-size="10.5pt" fo:font-weight="bold" officeooo:rsid="0025455a" officeooo:paragraph-rsid="0025455a" style:font-size-asian="10.5pt" style:font-weight-asian="bold" style:font-size-complex="10.5pt" style:font-weight-complex="bold"/>
    </style:style>
    <style:style style:name="P15" style:family="paragraph" style:parent-style-name="Text_20_body">
      <style:text-properties style:font-name="Calibri" fo:font-size="10.5pt" fo:font-weight="bold" officeooo:rsid="0027fca6" officeooo:paragraph-rsid="0027fca6" style:font-size-asian="10.5pt" style:font-weight-asian="bold" style:font-size-complex="10.5pt" style:font-weight-complex="bold"/>
    </style:style>
    <style:style style:name="P16" style:family="paragraph" style:parent-style-name="Text_20_body">
      <style:text-properties style:font-name="Calibri" fo:font-size="10.5pt" fo:font-weight="bold" officeooo:rsid="0029d395" officeooo:paragraph-rsid="0029d395" style:font-size-asian="10.5pt" style:font-weight-asian="bold" style:font-size-complex="10.5pt" style:font-weight-complex="bold"/>
    </style:style>
    <style:style style:name="P17" style:family="paragraph" style:parent-style-name="Text_20_body">
      <style:text-properties style:font-name="Calibri" fo:font-size="10.5pt" fo:font-weight="bold" officeooo:rsid="002bcb9a" officeooo:paragraph-rsid="002bcb9a" style:font-size-asian="10.5pt" style:font-weight-asian="bold" style:font-size-complex="10.5pt" style:font-weight-complex="bold"/>
    </style:style>
    <style:style style:name="P18" style:family="paragraph" style:parent-style-name="Text_20_body">
      <style:text-properties style:font-name="Calibri" fo:font-size="10.5pt" fo:font-weight="bold" officeooo:rsid="002dc2a8" officeooo:paragraph-rsid="002dc2a8" style:font-size-asian="10.5pt" style:font-weight-asian="bold" style:font-size-complex="10.5pt" style:font-weight-complex="bold"/>
    </style:style>
    <style:style style:name="P19" style:family="paragraph" style:parent-style-name="Text_20_body">
      <style:text-properties style:font-name="Calibri" fo:font-size="10.5pt" fo:font-weight="bold" officeooo:rsid="002e2949" officeooo:paragraph-rsid="002e2949" style:font-size-asian="10.5pt" style:font-weight-asian="bold" style:font-size-complex="10.5pt" style:font-weight-complex="bold"/>
    </style:style>
    <style:style style:name="P20" style:family="paragraph" style:parent-style-name="Text_20_body">
      <style:text-properties style:font-name="Calibri" fo:font-size="10.5pt" fo:font-weight="bold" officeooo:rsid="0030e3a0" officeooo:paragraph-rsid="0030e3a0" style:font-size-asian="10.5pt" style:font-weight-asian="bold" style:font-size-complex="10.5pt" style:font-weight-complex="bold"/>
    </style:style>
    <style:style style:name="P21" style:family="paragraph" style:parent-style-name="Text_20_body">
      <style:text-properties style:font-name="Calibri" fo:font-size="10.5pt" fo:font-weight="bold" officeooo:rsid="0031e2ba" officeooo:paragraph-rsid="0031e2ba" style:font-size-asian="10.5pt" style:font-weight-asian="bold" style:font-size-complex="10.5pt" style:font-weight-complex="bold"/>
    </style:style>
    <style:style style:name="P22" style:family="paragraph" style:parent-style-name="Text_20_body">
      <style:text-properties style:font-name="Calibri" fo:font-size="10.5pt" fo:font-weight="bold" officeooo:rsid="0033843c" officeooo:paragraph-rsid="0033843c" style:font-size-asian="10.5pt" style:font-weight-asian="bold" style:font-size-complex="10.5pt" style:font-weight-complex="bold"/>
    </style:style>
    <style:style style:name="P23" style:family="paragraph" style:parent-style-name="Text_20_body">
      <style:text-properties style:font-name="Calibri" fo:font-size="10.5pt" fo:font-weight="bold" officeooo:rsid="0034fc96" officeooo:paragraph-rsid="0034fc96" style:font-size-asian="10.5pt" style:font-weight-asian="bold" style:font-size-complex="10.5pt" style:font-weight-complex="bold"/>
    </style:style>
    <style:style style:name="P24" style:family="paragraph" style:parent-style-name="Text_20_body">
      <style:text-properties style:font-name="Calibri" fo:font-size="10.5pt" fo:font-weight="bold" officeooo:rsid="00366a7d" officeooo:paragraph-rsid="00366a7d" style:font-size-asian="10.5pt" style:font-weight-asian="bold" style:font-size-complex="10.5pt" style:font-weight-complex="bold"/>
    </style:style>
    <style:style style:name="P25" style:family="paragraph" style:parent-style-name="Text_20_body">
      <style:text-properties style:font-name="Calibri" fo:font-size="10.5pt" fo:font-weight="bold" officeooo:rsid="0036b686" officeooo:paragraph-rsid="0036b686" style:font-size-asian="10.5pt" style:font-weight-asian="bold" style:font-size-complex="10.5pt" style:font-weight-complex="bold"/>
    </style:style>
    <style:style style:name="P26" style:family="paragraph" style:parent-style-name="Text_20_body">
      <style:text-properties style:font-name="Calibri" fo:font-size="10.5pt" fo:font-weight="bold" officeooo:rsid="0038b600" officeooo:paragraph-rsid="0038b600" style:font-size-asian="10.5pt" style:font-weight-asian="bold" style:font-size-complex="10.5pt" style:font-weight-complex="bold"/>
    </style:style>
    <style:style style:name="P27" style:family="paragraph" style:parent-style-name="Text_20_body">
      <style:text-properties style:font-name="Calibri" fo:font-size="10.5pt" fo:font-weight="bold" officeooo:rsid="0039146c" officeooo:paragraph-rsid="0039146c" style:font-size-asian="10.5pt" style:font-weight-asian="bold" style:font-size-complex="10.5pt" style:font-weight-complex="bold"/>
    </style:style>
    <style:style style:name="P28" style:family="paragraph" style:parent-style-name="Text_20_body">
      <style:text-properties style:font-name="Calibri" fo:font-size="10.5pt" fo:font-weight="bold" officeooo:rsid="003a6e1b" officeooo:paragraph-rsid="003a6e1b" fo:background-color="#ffff00" style:font-size-asian="10.5pt" style:font-weight-asian="bold" style:font-size-complex="10.5pt" style:font-weight-complex="bold"/>
    </style:style>
    <style:style style:name="P29" style:family="paragraph" style:parent-style-name="Text_20_body">
      <style:text-properties style:font-name="Calibri" fo:font-size="10.5pt" fo:font-weight="bold" officeooo:rsid="0039146c" officeooo:paragraph-rsid="0039146c" fo:background-color="#ffff00" style:font-size-asian="10.5pt" style:font-weight-asian="bold" style:font-size-complex="10.5pt" style:font-weight-complex="bold"/>
    </style:style>
    <style:style style:name="P30" style:family="paragraph" style:parent-style-name="Text_20_body">
      <style:text-properties style:font-name="Calibri" fo:font-size="10.5pt" fo:font-weight="bold" officeooo:rsid="0036b686" officeooo:paragraph-rsid="0036b686" fo:background-color="#ffff00" style:font-size-asian="10.5pt" style:font-weight-asian="bold" style:font-size-complex="10.5pt" style:font-weight-complex="bold"/>
    </style:style>
    <style:style style:name="P31" style:family="paragraph" style:parent-style-name="Text_20_body">
      <style:text-properties officeooo:paragraph-rsid="003ab728"/>
    </style:style>
    <style:style style:name="P32" style:family="paragraph" style:parent-style-name="Text_20_body">
      <style:paragraph-properties fo:margin-left="0in" fo:margin-right="0in" fo:orphans="2" fo:widows="2" fo:text-indent="0in" style:auto-text-indent="false"/>
      <style:text-properties style:font-name="Calibri" fo:font-size="11pt" style:font-size-asian="11pt" style:font-size-complex="11pt"/>
    </style:style>
    <style:style style:name="P33" style:family="paragraph" style:parent-style-name="Standard">
      <style:text-properties style:font-name="Calibri" fo:font-size="10.5pt" style:font-size-asian="10.5pt" style:font-size-complex="10.5pt"/>
    </style:style>
    <style:style style:name="T1" style:family="text">
      <style:text-properties fo:font-variant="normal" fo:text-transform="none" fo:color="#222222" style:font-name="arial" fo:font-size="12pt" fo:letter-spacing="normal" fo:font-style="normal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4" style:family="text">
      <style:text-properties fo:font-variant="normal" fo:text-transform="none" fo:color="#222222" style:font-name="arial" fo:font-size="12pt" fo:letter-spacing="normal" fo:font-style="normal" fo:font-weight="normal" style:font-weight-asian="bold" style:font-weight-complex="bold"/>
    </style:style>
    <style:style style:name="T5" style:family="text">
      <style:text-properties fo:font-variant="normal" fo:text-transform="none" fo:color="#222222" fo:letter-spacing="normal"/>
    </style:style>
    <style:style style:name="T6" style:family="text">
      <style:text-properties fo:font-variant="normal" fo:text-transform="none" fo:color="#222222" fo:letter-spacing="normal" fo:font-style="normal"/>
    </style:style>
    <style:style style:name="T7" style:family="text">
      <style:text-properties fo:font-variant="normal" fo:text-transform="none" fo:color="#222222" fo:letter-spacing="normal" fo:font-style="normal" fo:font-weight="normal"/>
    </style:style>
    <style:style style:name="T8" style:family="text">
      <style:text-properties fo:font-variant="normal" fo:text-transform="none" fo:color="#222222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fo:color="#222222" fo:letter-spacing="normal" fo:font-style="normal" fo:font-weight="normal" officeooo:rsid="00249f12" style:font-weight-asian="normal" style:font-weight-complex="normal"/>
    </style:style>
    <style:style style:name="T10" style:family="text">
      <style:text-properties fo:font-variant="normal" fo:text-transform="none" fo:color="#222222" fo:letter-spacing="normal" fo:font-style="normal" fo:font-weight="normal" officeooo:rsid="002a3516"/>
    </style:style>
    <style:style style:name="T11" style:family="text">
      <style:text-properties fo:font-variant="normal" fo:text-transform="none" fo:color="#222222" fo:letter-spacing="normal" fo:font-style="normal" fo:font-weight="normal" officeooo:rsid="002e0f90"/>
    </style:style>
    <style:style style:name="T12" style:family="text">
      <style:text-properties fo:font-variant="normal" fo:text-transform="none" fo:color="#222222" fo:letter-spacing="normal" fo:font-style="normal" fo:font-weight="normal" officeooo:rsid="002f6365"/>
    </style:style>
    <style:style style:name="T13" style:family="text">
      <style:text-properties fo:font-variant="normal" fo:text-transform="none" fo:color="#222222" fo:letter-spacing="normal" fo:font-style="normal" fo:font-weight="normal" officeooo:rsid="00366a7d"/>
    </style:style>
    <style:style style:name="T14" style:family="text">
      <style:text-properties fo:font-variant="normal" fo:text-transform="none" fo:color="#222222" fo:letter-spacing="normal" fo:font-style="normal" fo:font-weight="normal" style:font-weight-asian="bold" style:font-weight-complex="bold"/>
    </style:style>
    <style:style style:name="T15" style:family="text">
      <style:text-properties fo:font-variant="normal" fo:text-transform="none" fo:color="#222222" fo:letter-spacing="normal" fo:font-style="normal" fo:font-weight="bold"/>
    </style:style>
    <style:style style:name="T16" style:family="text">
      <style:text-properties fo:font-variant="normal" fo:text-transform="none" fo:color="#222222" fo:letter-spacing="normal" fo:font-style="normal" fo:font-weight="bold" officeooo:rsid="0031e2ba"/>
    </style:style>
    <style:style style:name="T17" style:family="text">
      <style:text-properties fo:font-variant="normal" fo:text-transform="none" fo:color="#222222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color="#222222" fo:letter-spacing="normal" fo:font-style="normal" fo:font-weight="bold" officeooo:rsid="003ab728" style:font-weight-asian="bold" style:font-weight-complex="bold"/>
    </style:style>
    <style:style style:name="T19" style:family="text">
      <style:text-properties fo:font-variant="normal" fo:text-transform="none" fo:color="#222222" fo:letter-spacing="normal" fo:font-style="normal" style:font-weight-asian="normal" style:font-weight-complex="normal"/>
    </style:style>
    <style:style style:name="T20" style:family="text">
      <style:text-properties fo:font-variant="normal" fo:text-transform="none" fo:color="#222222" fo:letter-spacing="normal" fo:font-weight="normal" style:font-weight-asian="normal" style:font-weight-complex="normal"/>
    </style:style>
    <style:style style:name="T21" style:family="text">
      <style:text-properties fo:font-variant="normal" fo:text-transform="none" fo:color="#222222" fo:letter-spacing="normal" fo:font-weight="bold" style:font-weight-asian="bold" style:font-weight-complex="bold"/>
    </style:style>
    <style:style style:name="T22" style:family="text">
      <style:text-properties fo:font-variant="normal" fo:text-transform="none" fo:color="#222222" fo:font-size="12pt" fo:letter-spacing="normal" fo:font-style="normal"/>
    </style:style>
    <style:style style:name="T23" style:family="text">
      <style:text-properties fo:font-variant="normal" fo:text-transform="none" fo:color="#222222" fo:font-size="12pt" fo:letter-spacing="normal" fo:font-style="normal" fo:font-weight="bold" style:font-weight-asian="bold" style:font-weight-complex="bold"/>
    </style:style>
    <style:style style:name="T24" style:family="text">
      <style:text-properties fo:font-variant="normal" fo:text-transform="none" fo:color="#222222" fo:font-size="12pt" fo:letter-spacing="normal" fo:font-style="normal" fo:font-weight="normal"/>
    </style:style>
    <style:style style:name="T25" style:family="text">
      <style:text-properties fo:font-variant="normal" fo:text-transform="none" fo:color="#222222" fo:font-size="12pt" fo:letter-spacing="normal" fo:font-style="normal" fo:font-weight="normal" style:font-weight-asian="bold" style:font-weight-complex="bold"/>
    </style:style>
    <style:style style:name="T26" style:family="text">
      <style:text-properties fo:font-variant="normal" fo:text-transform="none" fo:color="#666666" fo:letter-spacing="normal" fo:font-style="normal" fo:font-weight="bold" fo:background-color="#ffffff" loext:char-shading-value="0" style:font-weight-asian="bold" style:font-weight-complex="bold" loext:padding="0in" loext:border="none"/>
    </style:style>
    <style:style style:name="T27" style:family="text">
      <style:text-properties fo:font-variant="normal" fo:text-transform="none" fo:color="#000000" fo:letter-spacing="normal" fo:font-style="normal" fo:font-weight="normal"/>
    </style:style>
    <style:style style:name="T28" style:family="text">
      <style:text-properties fo:font-variant="normal" fo:text-transform="none" fo:color="#000000" style:font-name="Calibri" fo:font-size="10.5pt" fo:letter-spacing="normal" fo:font-style="normal" fo:font-weight="normal" fo:background-color="transparent" loext:char-shading-value="0" style:font-size-asian="10.5pt" style:font-size-complex="10.5pt" loext:padding="0in" loext:border="none"/>
    </style:style>
    <style:style style:name="T29" style:family="text">
      <style:text-properties fo:font-variant="normal" fo:text-transform="none" fo:color="#000000" style:font-name="Calibri" fo:font-size="10.5pt" fo:letter-spacing="normal" fo:font-style="normal" fo:font-weight="normal" style:font-size-asian="10.5pt" style:font-size-complex="10.5pt"/>
    </style:style>
    <style:style style:name="T30" style:family="text">
      <style:text-properties fo:font-variant="normal" fo:text-transform="none" fo:color="#000000" style:font-name="Calibri" fo:font-size="10.5pt" fo:letter-spacing="normal" fo:font-style="normal" fo:font-weight="bold" fo:background-color="transparent" loext:char-shading-value="0" style:font-size-asian="10.5pt" style:font-size-complex="10.5pt" loext:padding="0in" loext:border="none"/>
    </style:style>
    <style:style style:name="T31" style:family="text">
      <style:text-properties fo:font-variant="normal" fo:text-transform="none" fo:color="#333333" style:font-name="Helvetica1" fo:letter-spacing="normal" fo:font-style="normal" fo:font-weight="normal"/>
    </style:style>
    <style:style style:name="T32" style:family="text">
      <style:text-properties fo:font-variant="normal" fo:text-transform="none" fo:color="#333333" style:font-name="Helvetica1" fo:letter-spacing="normal" fo:font-style="normal" fo:font-weight="normal" style:font-weight-asian="bold" style:font-weight-complex="bold"/>
    </style:style>
    <style:style style:name="T33" style:family="text">
      <style:text-properties fo:font-variant="normal" fo:text-transform="none" fo:color="#333333" fo:letter-spacing="normal"/>
    </style:style>
    <style:style style:name="T34" style:family="text">
      <style:text-properties fo:font-variant="normal" fo:text-transform="none" fo:color="#333333" fo:letter-spacing="normal" fo:font-style="normal" fo:font-weight="normal"/>
    </style:style>
    <style:style style:name="T35" style:family="text">
      <style:text-properties fo:font-variant="normal" fo:text-transform="none" fo:color="#333333" fo:letter-spacing="normal" fo:font-style="normal" fo:font-weight="normal" style:font-weight-asian="bold" style:font-weight-complex="bold"/>
    </style:style>
    <style:style style:name="T36" style:family="text">
      <style:text-properties fo:font-variant="normal" fo:text-transform="none" fo:color="#0179b5" style:text-line-through-style="none" style:text-line-through-type="none" style:font-name="Helvetica1" fo:letter-spacing="normal" fo:font-style="normal" style:text-underline-style="none" fo:font-weight="normal" style:text-blinking="false"/>
    </style:style>
    <style:style style:name="T37" style:family="text">
      <style:text-properties fo:font-variant="normal" fo:text-transform="none" fo:color="#0179b5" style:text-line-through-style="none" style:text-line-through-type="none" fo:letter-spacing="normal" fo:font-style="normal" style:text-underline-style="none" fo:font-weight="normal" style:text-blinking="false"/>
    </style:style>
    <style:style style:name="T38" style:family="text">
      <style:text-properties fo:font-variant="normal" fo:text-transform="none" fo:color="#5a5a5a" style:font-name="Helvetica" fo:font-size="9.5pt" fo:letter-spacing="normal" fo:font-style="normal" fo:background-color="#ffffff" loext:char-shading-value="0" loext:padding="0in" loext:border="none"/>
    </style:style>
    <style:style style:name="T39" style:family="text">
      <style:text-properties fo:font-variant="normal" fo:text-transform="none" fo:color="#5a5a5a" style:font-name="Helvetica" fo:font-size="9.5pt" fo:letter-spacing="normal" fo:font-style="normal" officeooo:rsid="003ab728" fo:background-color="#ffffff" loext:char-shading-value="0" loext:padding="0in" loext:border="none"/>
    </style:style>
    <style:style style:name="T40" style:family="text">
      <style:text-properties fo:font-variant="normal" fo:text-transform="none" fo:color="#5a5a5a" style:font-name="Helvetica" fo:font-size="9.5pt" fo:letter-spacing="normal" fo:font-style="normal" fo:font-weight="bold" fo:background-color="#ffffff" loext:char-shading-value="0" style:font-weight-asian="bold" style:font-weight-complex="bold" loext:padding="0in" loext:border="none"/>
    </style:style>
    <style:style style:name="T41" style:family="text">
      <style:text-properties fo:font-variant="normal" fo:text-transform="none" fo:color="#5a5a5a" style:font-name="Helvetica" fo:font-size="9.5pt" fo:letter-spacing="normal" fo:font-style="normal" fo:font-weight="bold" officeooo:rsid="003ab728" fo:background-color="#ffffff" loext:char-shading-value="0" style:font-weight-asian="bold" style:font-weight-complex="bold" loext:padding="0in" loext:border="none"/>
    </style:style>
    <style:style style:name="T42" style:family="text">
      <style:text-properties fo:font-variant="normal" fo:text-transform="none" fo:color="#5a5a5a" fo:letter-spacing="normal" fo:background-color="#ffffff" loext:char-shading-value="0" loext:padding="0in" loext:border="none"/>
    </style:style>
    <style:style style:name="T43" style:family="text">
      <style:text-properties fo:font-variant="normal" fo:text-transform="none" fo:color="#5a5a5a" fo:letter-spacing="normal" fo:font-weight="bold" fo:background-color="#ffffff" loext:char-shading-value="0" style:font-weight-asian="bold" style:font-weight-complex="bold" loext:padding="0in" loext:border="none"/>
    </style:style>
    <style:style style:name="T44" style:family="text">
      <style:text-properties fo:font-variant="normal" fo:text-transform="none" fo:color="#636b6f" style:font-name="Raleway" fo:font-size="10.5pt" fo:letter-spacing="normal" fo:font-style="normal" fo:font-weight="normal"/>
    </style:style>
    <style:style style:name="T45" style:family="text">
      <style:text-properties fo:font-variant="normal" fo:text-transform="none" fo:color="#636b6f" fo:font-size="10.5pt" fo:letter-spacing="normal" fo:font-style="normal" fo:font-weight="normal"/>
    </style:style>
    <style:style style:name="T46" style:family="text">
      <style:text-properties fo:font-variant="normal" fo:text-transform="none" fo:color="#636b6f" fo:letter-spacing="normal" fo:font-style="normal" fo:font-weight="normal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027fca6" style:font-weight-asian="normal" style:font-weight-complex="normal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officeooo:rsid="003ab728" style:font-weight-asian="bold" style:font-weight-complex="bold"/>
    </style:style>
    <style:style style:name="T51" style:family="text">
      <style:text-properties style:font-name="Calibri" fo:font-size="10.5pt" officeooo:rsid="003a6e1b" style:font-size-asian="10.5pt" style:font-size-complex="10.5pt"/>
    </style:style>
    <style:style style:name="T52" style:family="text">
      <style:text-properties style:font-name="Calibri" fo:font-size="10.5pt" fo:font-weight="bold" officeooo:rsid="003a6e1b" style:font-size-asian="10.5pt" style:font-weight-asian="bold" style:font-size-complex="10.5pt" style:font-weight-complex="bold"/>
    </style:style>
    <style:style style:name="T53" style:family="text">
      <style:text-properties style:font-name="Calibri" fo:font-size="10.5pt" fo:font-weight="bold" officeooo:rsid="003ab728" style:font-size-asian="10.5pt" style:font-weight-asian="bold" style:font-size-complex="10.5pt" style:font-weight-complex="bold"/>
    </style:style>
    <style:style style:name="T54" style:family="text">
      <style:text-properties fo:font-size="10.5pt" fo:font-weight="bold" officeooo:rsid="003ab728" style:font-size-asian="10.5pt" style:font-weight-asian="bold" style:font-size-complex="10.5pt" style:font-weight-complex="bold"/>
    </style:style>
    <style:style style:name="T55" style:family="text">
      <style:text-properties officeooo:rsid="0027fca6"/>
    </style:style>
    <style:style style:name="T56" style:family="text">
      <style:text-properties officeooo:rsid="002bcb9a" style:font-weight-asian="bold" style:font-weight-complex="bold"/>
    </style:style>
    <style:style style:name="T57" style:family="text">
      <style:text-properties officeooo:rsid="0037e367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1.What is Python? What are the benefits of using Python? </text:p>
      <text:p text:style-name="P2">Python is a widely used high-level programming language for general-purpose programming, created by Guido van Rossum and first released in 1991 </text:p>
      <text:p text:style-name="P4"><text:span text:style-name="T26">benefits of using Python</text:span></text:p>
      <text:p text:style-name="P2">Presence of Third Party Modules: ...</text:p>
      <text:list xml:id="list1013635737" text:style-name="L1">
        <text:list-item>
          <text:p text:style-name="P3">Extensive Support Libraries: ...</text:p>
        </text:list-item>
        <text:list-item>
          <text:p text:style-name="P3">Open Source and Community Development: ...</text:p>
        </text:list-item>
        <text:list-item>
          <text:p text:style-name="P3">Learning Ease and Support Available: ...</text:p>
        </text:list-item>
        <text:list-item>
          <text:p text:style-name="P3">User-friendly Data Structures: ...</text:p>
        </text:list-item>
        <text:list-item>
          <text:p text:style-name="P3">Productivity and Speed:</text:p>
        </text:list-item>
      </text:list>
      <text:p text:style-name="P9">2.What is pickling and unpickling?</text:p>
      <text:p text:style-name="P2">Pickling - is the process whereby a Python object hierarchy is converted into a byte stream, and Unpickling - is the inverse operation, whereby a byte stream is converted back into an object hierarchy. Pickling (and unpickling) is alternatively known as serialization, marshalling, or flattening </text:p>
      <text:p text:style-name="P15">3.How Python is interpreted?</text:p>
      <text:p text:style-name="P15"><text:span text:style-name="T6">Python</text:span><text:span text:style-name="T5"> </text:span><text:span text:style-name="T7">will fall under byte code </text:span><text:span text:style-name="T6">interpreted</text:span><text:span text:style-name="T7">. . py source code is first compiled to byte code as .pyc. This byte code can be </text:span><text:span text:style-name="T6">interpreted</text:span><text:span text:style-name="T5"> </text:span><text:span text:style-name="T7">(official CPython), or JIT compiled (PyPy). </text:span><text:span text:style-name="T6">Python</text:span><text:span text:style-name="T5"> </text:span><text:span text:style-name="T7">source code (.py)</text:span> </text:p>
      <text:p text:style-name="P10"><text:span text:style-name="T55">4</text:span>.How memory is managed in Python?</text:p>
      <text:p text:style-name="P2">The Python memory manager is involved only in the allocation of the string object returned as a result. In most situations, however, it is recommended to allocate-memory from the Python heap specifically because the latter is under control of the Python memory manager. </text:p>
      <text:p text:style-name="P12"><text:span text:style-name="T55">5</text:span>.What are Python decorators?</text:p>
      <text:p text:style-name="P2"><text:span text:style-name="T15">Decorators</text:span><text:span text:style-name="T5"> </text:span><text:span text:style-name="T7">provide a simple syntax for calling higher-order functions. By definition, a </text:span><text:span text:style-name="T15">decorator</text:span><text:span text:style-name="T5"> </text:span><text:span text:style-name="T7">is a function that takes another function and extends the behavior of the latter function without explicitly modifying it.</text:span> </text:p>
      <text:p text:style-name="P11"><text:span text:style-name="T55">6</text:span>.What are the built-in type does python provides?</text:p>
      <text:p text:style-name="P11"><text:span text:style-name="T27">The principal built-in types are numerics, sequences, mappings, files, classes, instances and exceptions.</text:span> </text:p>
      <text:p text:style-name="P13"><text:span text:style-name="T48">7</text:span>.What is namespace in Python?</text:p>
      <text:p text:style-name="P13"><text:span text:style-name="T19">Namespaces in Python</text:span><text:span text:style-name="T20"> </text:span><text:span text:style-name="T8">are implemented as </text:span><text:span text:style-name="T9">Python dictionaries</text:span><text:span text:style-name="T8">, this means it is a mapping from names (keys) to objects (values). The user doesn't have to know this to write a </text:span><text:span text:style-name="T19">Python</text:span><text:span text:style-name="T20"> </text:span><text:span text:style-name="T8">program and when using </text:span><text:span text:style-name="T19">namespaces</text:span><text:span text:style-name="T8">. Some </text:span><text:span text:style-name="T19">namespaces in Python</text:span><text:span text:style-name="T8">: global names of a module. local names in a function or method invocation.</text:span><text:span text:style-name="T47"> </text:span></text:p>
      <text:p text:style-name="P14"><text:span text:style-name="T55">8.</text:span>What is lambda in Python?</text:p>
      <text:p text:style-name="P13"><text:span text:style-name="T8">While normal functions are defined using the def keyword, in </text:span><text:span text:style-name="T19">Python</text:span><text:span text:style-name="T20"> </text:span><text:span text:style-name="T8">anonymous functions are defined using the </text:span><text:span text:style-name="T19">lambda</text:span><text:span text:style-name="T20"> </text:span><text:span text:style-name="T8">keyword. Hence, anonymous functions are also called </text:span><text:span text:style-name="T19">lambda</text:span><text:span text:style-name="T20"> </text:span><text:span text:style-name="T8">functions.</text:span><text:span text:style-name="T47"> </text:span></text:p>
      <text:p text:style-name="P16"><text:soft-page-break/>9. What is pass in Python?</text:p>
      <text:p text:style-name="P16"><text:span text:style-name="T6">Python pass</text:span><text:span text:style-name="T5"> </text:span><text:span text:style-name="T7">Statement. Advertisements. It is used when a statement is required syntactically but you do not want any command or code to execute. The </text:span><text:span text:style-name="T10">pass statement</text:span><text:span text:style-name="T7"> is a null operation; nothing happens when it executes.</text:span> </text:p>
      <text:p text:style-name="P17">10. In Python what are iterators?</text:p>
      <text:p text:style-name="P17"><text:span text:style-name="T7">In </text:span><text:span text:style-name="T6">Python</text:span><text:span text:style-name="T7">, an </text:span><text:span text:style-name="T6">iterator</text:span><text:span text:style-name="T5"> </text:span><text:span text:style-name="T7">is an object which implements the </text:span><text:span text:style-name="T6">iterator</text:span><text:span text:style-name="T5"> </text:span><text:span text:style-name="T7">protocol. The </text:span><text:span text:style-name="T6">iterator</text:span><text:span text:style-name="T5"> </text:span><text:span text:style-name="T7">protocol consists of two methods. The __iter__() method, which must return the </text:span><text:span text:style-name="T6">iterator</text:span><text:span text:style-name="T5"> </text:span><text:span text:style-name="T7">object, and the next() method, which returns the next element from a sequence.</text:span> </text:p>
      <text:p text:style-name="P18">11.What is unittest in Python?</text:p>
      <text:p text:style-name="P18"><text:span text:style-name="T7">The </text:span><text:span text:style-name="T6">Python</text:span><text:span text:style-name="T5"> </text:span><text:span text:style-name="T7">unit testing framework, sometimes referred to as “PyUnit,” is a </text:span><text:span text:style-name="T11">Python language</text:span><text:span text:style-name="T7"> version of JUnit, by Kent Beck and Erich Gamma. ... </text:span><text:span text:style-name="T6">unittest</text:span><text:span text:style-name="T5"> </text:span><text:span text:style-name="T7">supports test automation, sharing of setup and shutdown code for tests, aggregation of tests into collections, and independence of the tests from the reporting framework.</text:span> </text:p>
      <text:p text:style-name="P19">12.What are generators in Python?</text:p>
      <text:p text:style-name="P19"><text:span text:style-name="T7">PEP 255 that describes simple </text:span><text:span text:style-name="T6">generators</text:span><text:span text:style-name="T5"> </text:span><text:span text:style-name="T7">refers </text:span><text:span text:style-name="T12">to generators</text:span><text:span text:style-name="T5"> </text:span><text:span text:style-name="T7">by their full name, </text:span><text:span text:style-name="T12">generator-iterators. Generators</text:span><text:span text:style-name="T5"> </text:span><text:span text:style-name="T7">are used either by calling the next method on the </text:span><text:span text:style-name="T6">generator</text:span><text:span text:style-name="T5"> </text:span><text:span text:style-name="T7">object or using the </text:span><text:span text:style-name="T6">generator</text:span><text:span text:style-name="T5"> </text:span><text:span text:style-name="T7">object in a for loop. In </text:span><text:span text:style-name="T6">python</text:span><text:span text:style-name="T7">, </text:span><text:span text:style-name="T6">generator</text:span><text:span text:style-name="T5"> </text:span><text:span text:style-name="T7">functions or just </text:span><text:span text:style-name="T12">generators return</text:span><text:span text:style-name="T7"> </text:span><text:span text:style-name="T6">generator</text:span><text:span text:style-name="T5"> </text:span><text:span text:style-name="T7">objects</text:span> </text:p>
      <text:p text:style-name="P20">13. How can you copy an object in Python?</text:p>
      <text:p text:style-name="P1"><text:span text:style-name="T56">Assignment statements in Python do not copy objects, they create bindings between a target and an object. For collections that are mutable or contain mutable items, a copy is sometimes needed so one can change one copy without changing the other. This module provides generic shallow and deep copy operations (explained below).</text:span></text:p>
      <text:p text:style-name="Standard">Interface summary:</text:p>
      <text:p text:style-name="Standard"><text:bookmark text:name="copy.copy"/><text:span text:style-name="Source_20_Text"><text:span text:style-name="T28">copy.</text:span></text:span><text:span text:style-name="Source_20_Text"><text:span text:style-name="T30">copy</text:span></text:span><text:span text:style-name="T29">(</text:span><text:span text:style-name="Emphasis"><text:span text:style-name="T29">x</text:span></text:span><text:span text:style-name="T29">)</text:span></text:p>
      <text:p text:style-name="Standard"><text:span text:style-name="T29">Return a shallow copy of </text:span><text:span text:style-name="Emphasis"><text:span text:style-name="T29">x</text:span></text:span><text:span text:style-name="T29">.</text:span></text:p>
      <text:p text:style-name="Standard"><text:span text:style-name="T29"/></text:p>
      <text:p text:style-name="P9">14.What is negative index in Python?</text:p>
      <text:p text:style-name="P2"><text:span text:style-name="T15">Negative</text:span><text:span text:style-name="T5"> </text:span><text:span text:style-name="T7">numbers mean that you count from the right instead of the left. ... </text:span><text:span text:style-name="T16">List indexes</text:span><text:span text:style-name="T5"> </text:span><text:span text:style-name="T7">of -x mean the xth item from the end of the list, so n[-1] means the last item in the list n</text:span> </text:p>
      <text:p text:style-name="P21">15.how you can convert a number to a string in python</text:p>
      <text:p text:style-name="P5"><text:span text:style-name="T7">In the example below, </text:span><text:span text:style-name="T15">you</text:span><text:span text:style-name="T5"> </text:span><text:span text:style-name="T7">prompt the user to enter an </text:span><text:span text:style-name="T15">number</text:span><text:span text:style-name="T7">. Use the "</text:span><text:span text:style-name="T15">int</text:span><text:span text:style-name="T7">" function to </text:span><text:span text:style-name="T15">convert</text:span><text:span text:style-name="T5"> </text:span><text:span text:style-name="T7">the </text:span><text:span text:style-name="T15">number</text:span><text:span text:style-name="T5"> </text:span><text:span text:style-name="T7">to an </text:span><text:span text:style-name="T15">integer</text:span><text:span text:style-name="T7">. Add five to the </text:span><text:span text:style-name="T15">integer</text:span><text:span text:style-name="T7">. Then, the "str" function converts the </text:span><text:span text:style-name="T15">integer to a string</text:span><text:span text:style-name="T5"> </text:span><text:span text:style-name="T7">so that </text:span><text:span text:style-name="T15">Python can</text:span><text:span text:style-name="T5"> </text:span><text:span text:style-name="T7">concatenate and print out the answer</text:span> </text:p>
      <text:p text:style-name="P22">16.What is the difference between Xrange and range?</text:p>
      <text:p text:style-name="P22"><text:span text:style-name="T6">xrange</text:span><text:span text:style-name="T5"> </text:span><text:span text:style-name="T7">is a sequence object that evaluates lazily. </text:span><text:span text:style-name="T6">range</text:span><text:span text:style-name="T5"> </text:span><text:span text:style-name="T7">creates a list, so if you do</text:span><text:span text:style-name="T6">range</text:span><text:span text:style-name="T7">(1, 10000000) it creates a list in memory with 10000000 elements. </text:span><text:span text:style-name="T6">xrange</text:span><text:span text:style-name="T5"> </text:span><text:span text:style-name="T7">is a generator, so it is a sequence object is a that evaluates lazily. Remember, use the timeit module to test which of small snipps of code is faster!</text:span> </text:p>
      <text:p text:style-name="P23"/>
      <text:p text:style-name="P23"/>
      <text:p text:style-name="P23"><text:soft-page-break/>17.What is module and package in Python?</text:p>
      <text:p text:style-name="P23"><text:span text:style-name="T7">A </text:span><text:span text:style-name="T6">package</text:span><text:span text:style-name="T5"> </text:span><text:span text:style-name="T7">is a collection of </text:span><text:span text:style-name="T6">Python modules</text:span><text:span text:style-name="T7">: while a </text:span><text:span text:style-name="T6">module</text:span><text:span text:style-name="T5"> </text:span><text:span text:style-name="T7">is a single </text:span><text:span text:style-name="T13">Python file</text:span><text:span text:style-name="T7">, a </text:span><text:span text:style-name="T6">package</text:span><text:span text:style-name="T5"> </text:span><text:span text:style-name="T7">is a directory of </text:span><text:span text:style-name="T6">Python modules</text:span><text:span text:style-name="T5"> </text:span><text:span text:style-name="T7">containing an additional __init__.</text:span><text:span text:style-name="T6">py</text:span><text:span text:style-name="T5"> </text:span><text:span text:style-name="T7">file, to distinguish a </text:span><text:span text:style-name="T6">package</text:span><text:span text:style-name="T5"> </text:span><text:span text:style-name="T7">from a directory that just happens to contain a bunch of </text:span><text:span text:style-name="T6">Python</text:span><text:span text:style-name="T5"> </text:span><text:span text:style-name="T7">scripts</text:span> </text:p>
      <text:p text:style-name="P24">18.Mention what are the rules for local and global variables in Python?</text:p>
      <text:p text:style-name="P23"><text:span text:style-name="T5"> </text:span><text:span text:style-name="T7">In </text:span><text:span text:style-name="T6">Python</text:span><text:span text:style-name="T7">,</text:span><text:span text:style-name="T6">variables</text:span><text:span text:style-name="T5"> </text:span><text:span text:style-name="T7">that are only referenced inside a function are implicitly </text:span><text:span text:style-name="T6">global</text:span><text:span text:style-name="T7">. If a </text:span><text:span text:style-name="T6">variable</text:span><text:span text:style-name="T5"> </text:span><text:span text:style-name="T7">is assigned a new value anywhere within the function's body, it's assumed to be a </text:span><text:span text:style-name="T6">local</text:span><text:span text:style-name="T7">.</text:span> </text:p>
      <text:p text:style-name="P24">19.Explain how to delete a file in Python?</text:p>
      <text:p text:style-name="P33">import os</text:p>
      <text:p text:style-name="P33">os.remove("ChangedFile.csv")</text:p>
      <text:p text:style-name="P25"/>
      <text:p text:style-name="P30">20. Explain how can you access a module written in Python from C?</text:p>
      <text:p text:style-name="P25">21. Mention five benefits of using Python?</text:p>
      <text:p text:style-name="P2">1. Presence of Third Party Modules:</text:p>
      <text:p text:style-name="P2">2. Extensive Support Libraries:</text:p>
      <text:p text:style-name="P2">3. Open Source and Community Development:</text:p>
      <text:p text:style-name="P2">4. Learning Ease and Support Available:</text:p>
      <text:p text:style-name="P2">5. User-friendly Data Structures:</text:p>
      <text:p text:style-name="P2">6. Productivity and Speed:</text:p>
      <text:p text:style-name="P25">2<text:span text:style-name="T57">2</text:span>. Mention the use of the split function in Python?</text:p>
      <text:p text:style-name="P25"><text:span text:style-name="T7">This is the opposite of concatenation which merges or combines strings into one. To do this, you </text:span><text:span text:style-name="T6">use</text:span><text:span text:style-name="T5"> </text:span><text:span text:style-name="T7">the </text:span><text:span text:style-name="T6">split function</text:span><text:span text:style-name="T7">. What it does is </text:span><text:span text:style-name="T6">split</text:span><text:span text:style-name="T5"> </text:span><text:span text:style-name="T7">or breakup a </text:span><text:span text:style-name="T6">string</text:span><text:span text:style-name="T5"> </text:span><text:span text:style-name="T7">and add the data to a </text:span><text:span text:style-name="T6">string</text:span><text:span text:style-name="T5"> </text:span><text:span text:style-name="T7">array using a defined separator. If no separator is defined when you call upon the </text:span><text:span text:style-name="T6">function</text:span><text:span text:style-name="T7">, whitespace will be </text:span><text:span text:style-name="T6">used</text:span><text:span text:style-name="T5"> </text:span><text:span text:style-name="T7">by default.</text:span> </text:p>
      <text:p text:style-name="P26">23. What is the difference between list and tuple?</text:p>
      <text:p text:style-name="P26"><text:span text:style-name="T6">List</text:span><text:span text:style-name="T5"> </text:span><text:span text:style-name="T7">is mutable and </text:span><text:span text:style-name="T6">tuples</text:span><text:span text:style-name="T5"> </text:span><text:span text:style-name="T7">is immutable. The main </text:span><text:span text:style-name="T6">difference between</text:span><text:span text:style-name="T5"> </text:span><text:span text:style-name="T7">mutable and immutable is memory usage when you are trying to append an item. When you create a variable, some fixed memory is assigned to the variable. If it is a </text:span><text:span text:style-name="T6">list</text:span><text:span text:style-name="T7">, more memory is assigned than actually used.</text:span> </text:p>
      <text:p text:style-name="P29">24. How Python can be used in software testing?</text:p>
      <text:p text:style-name="P27">25. Define “slicing”</text:p>
      <text:p text:style-name="P27"><text:span text:style-name="T7">A </text:span><text:span text:style-name="T6">Python slice</text:span><text:span text:style-name="T7">"," extracts elements, based on a start and stop. We take </text:span><text:span text:style-name="T6">slices</text:span><text:span text:style-name="T5"> </text:span><text:span text:style-name="T7">on many types in </text:span><text:span text:style-name="T6">Python</text:span><text:span text:style-name="T7">. We specify an optional first index, an optional last index, and an optional step."," Syntax notes.","</text:span> </text:p>
      <text:p text:style-name="P27"/>
      <text:p text:style-name="P27"/>
      <text:p text:style-name="P27"/>
      <text:p text:style-name="P27"><text:soft-page-break/>26. How do you keep track of different versions of your code?</text:p>
      <text:p text:style-name="P27"><text:span text:style-name="T34">Version control! At this point, you should act excited and tell them how you even use </text:span><text:a xlink:type="simple" xlink:href="https://git-scm.com/" text:style-name="Internet_20_link" text:visited-style-name="Visited_20_Internet_20_Link"><text:span text:style-name="T37">Git</text:span></text:a><text:span text:style-name="T33"> </text:span><text:span text:style-name="T34">(or whatever is your favorite) to keep track of correspondence with Granny. Git is my preferred version control system, but there are others, for example subversion.</text:span> </text:p>
      <text:p text:style-name="P27">27. <text:s/>What does *args* and *kwargs* ? And why would we use it?</text:p>
      <text:p text:style-name="P27"><text:span text:style-name="T7">The special syntax, *</text:span><text:span text:style-name="T6">args</text:span><text:span text:style-name="T5"> </text:span><text:span text:style-name="T7">and **</text:span><text:span text:style-name="T6">kwargs</text:span><text:span text:style-name="T5"> </text:span><text:span text:style-name="T7">in function definitions is used to pass a variable number of arguments to a function. The single asterisk form ( *</text:span><text:span text:style-name="T6">args</text:span><text:span text:style-name="T5"> </text:span><text:span text:style-name="T7">) is used to pass a non-keyworded, variable-length argument list, and the double asterisk form is used to pass a keyworded, variable-length argument list</text:span> </text:p>
      <text:p text:style-name="P28">28.What does @classmethod, @StaticMethod, @property ?</text:p>
      <text:p text:style-name="P6"><text:span text:style-name="T49">29.Python and Multi-threading ? List some ways to get some python code to run in a parallel way ?</text:span></text:p>
      <text:p text:style-name="P6"><text:span text:style-name="T35">Python doesn't allow multi-threading in the truest sense of the word.</text:span><text:span text:style-name="T49"> </text:span></text:p>
      <text:p text:style-name="P31"><text:span text:style-name="T53">30.What is garbage collection in python ?</text:span></text:p>
      <text:p text:style-name="P7"><text:span text:style-name="T14">gc exposes the underlying memory management mechanism of </text:span><text:span text:style-name="T17">Python</text:span><text:span text:style-name="T14">, the automatic </text:span><text:span text:style-name="T17">garbage collector</text:span><text:span text:style-name="T14">. The module includes functions for controlling how </text:span><text:span text:style-name="T18">the collector</text:span><text:span text:style-name="T21"> </text:span><text:span text:style-name="T14">operates and to examine the objects known to the system, either </text:span><text:span text:style-name="T18">pending collection</text:span><text:span text:style-name="T21"> </text:span><text:span text:style-name="T14">or stuck in reference cycles and unable to be freed.</text:span><text:span text:style-name="T49"> </text:span></text:p>
      <text:p text:style-name="P8"><text:span text:style-name="T49">31. define module and package in python</text:span></text:p>
      <text:p text:style-name="P8"><text:span text:style-name="T14">Such a file is called a </text:span><text:span text:style-name="T17">module</text:span><text:span text:style-name="T14">; </text:span><text:span text:style-name="T17">definitions</text:span><text:span text:style-name="T21"> </text:span><text:span text:style-name="T14">from a </text:span><text:span text:style-name="T17">module</text:span><text:span text:style-name="T21"> </text:span><text:span text:style-name="T14">can be imported into other </text:span><text:span text:style-name="T17">modules</text:span><text:span text:style-name="T21"> </text:span><text:span text:style-name="T14">or into the main </text:span><text:span text:style-name="T17">module</text:span><text:span text:style-name="T21"> </text:span><text:span text:style-name="T14">(the collection of variables that you have access to in a script executed at the top level and in calculator mode). A </text:span><text:span text:style-name="T17">module</text:span><text:span text:style-name="T21"> </text:span><text:span text:style-name="T14">is a file containing </text:span><text:span text:style-name="T17">Python definitions</text:span><text:span text:style-name="T21"> </text:span><text:span text:style-name="T14">and statements.</text:span><text:span text:style-name="T49"> </text:span></text:p>
      <text:p text:style-name="P8"><text:span text:style-name="T49">32.Explain how Python does Compile-time and Run-time code checking?</text:span></text:p>
      <text:p text:style-name="P32"><text:span text:style-name="T46">Python performs some amount of compile-time checking, but most of the checks such as type, name, etc are </text:span> <text:span text:style-name="T46">postponed until code execution. Consequently, if the Python code references a user -defined function that </text:span> <text:span text:style-name="T46">does not exist, the code will compile successfully. In fact, the code will fail with an exception only when the </text:span> <text:span text:style-name="T46">code execution path references the function which does not exists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1" svg:font-family="Helvetica, Arial, sans-serif"/>
    <style:font-face style:name="Helvetica" svg:font-family="Helvetica, sans-serif"/>
    <style:font-face style:name="Lato" svg:font-family="Lato, sans-serif"/>
    <style:font-face style:name="Mangal1" svg:font-family="Mangal"/>
    <style:font-face style:name="Menlo" svg:font-family="Menlo, Monaco, Consolas, 'Courier New', monospace"/>
    <style:font-face style:name="Raleway" svg:font-family="Raleway, sans-serif"/>
    <style:font-face style:name="arial" svg:font-family="arial, sans-serif"/>
    <style:font-face style:name="sans-serif" svg:font-family="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6:16:31.177000000</meta:creation-date>
    <dc:date>2017-10-31T17:23:25.516000000</dc:date>
    <meta:editing-duration>PT1H6M39S</meta:editing-duration>
    <meta:editing-cycles>40</meta:editing-cycles>
    <meta:generator>LibreOffice/5.3.2.2$Windows_X86_64 LibreOffice_project/6cd4f1ef626f15116896b1d8e1398b56da0d0ee1</meta:generator>
    <meta:document-statistic meta:table-count="0" meta:image-count="0" meta:object-count="0" meta:page-count="4" meta:paragraph-count="77" meta:word-count="1456" meta:character-count="8800" meta:non-whitespace-character-count="7394"/>
  </office:meta>
</office:document-meta>
</file>